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SD Manager - Documentacion Funcional v1</text:p>
      <text:p text:style-name="Standard">Fecha: 28/02/2026</text:p>
      <text:p text:style-name="Standard">Autor: Equipo de desarrollo XSD Manager</text:p>
      <text:p text:style-name="Standard">1. Objetivo</text:p>
      <text:p text:style-name="Standard">La version v1 de XSD Manager permite validar un archivo XML contra un esquema XSD bien formado y mostrar el resultado en interfaz grafica.</text:p>
      <text:p text:style-name="Standard">2. Alcance v1</text:p>
      <text:p text:style-name="Standard">- Seleccion de XML y XSD.</text:p>
      <text:p text:style-name="Standard">- Validacion y clasificacion de incidencias en ERROR y AVISO.</text:p>
      <text:p text:style-name="Standard">- Visualizacion en tabla con linea y columna.</text:p>
      <text:p text:style-name="Standard">- Cache de ultima ruta XML/XSD usada.</text:p>
      <text:p text:style-name="Standard">3. Requisitos</text:p>
      <text:p text:style-name="Standard">- Windows, Python 3.13 (desarrollo) o EXE compilado.</text:p>
      <text:p text:style-name="Standard">- Dependencias: PyQt6 y lxml.</text:p>
      <text:p text:style-name="Standard">4. Flujo de uso</text:p>
      <text:p text:style-name="Standard">1) Abrir app. 2) Seleccionar XML y XSD. 3) Pulsar Validar. 4) Revisar resultados.</text:p>
      <text:p text:style-name="Standard">5. Criterios</text:p>
      <text:p text:style-name="Standard">- ERROR: faltas estructurales u obligatorias.</text:p>
      <text:p text:style-name="Standard">- AVISO: tipo, patron, longitud o rango no cumplido.</text:p>
      <text:p text:style-name="Standard">6. Estructura tecnica</text:p>
      <text:p text:style-name="Standard">- main.py (launcher), src/app_validacion_pyqt6.py (UI), src/validar_xml.py (motor).</text:p>
      <text:p text:style-name="Standard">- assets/icons (iconos), build_tools (spec/build), release (exe).</text:p>
      <text:p text:style-name="Standard">7. Limitaciones v1</text:p>
      <text:p text:style-name="Standard">- Sin exportacion de informes ni historico de validaciones.</text:p>
      <text:p text:style-name="Standard">8. Propuesta v2</text:p>
      <text:p text:style-name="Standard">- Filtros de incidencias y exportacion PDF/Excel.</text:p>
      <text:p text:style-name="Standard">Fin del documen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28T22:53:29.260000000</meta:creation-date>
    <meta:document-statistic meta:table-count="0" meta:image-count="0" meta:object-count="0" meta:page-count="1" meta:paragraph-count="26" meta:word-count="166" meta:character-count="1053" meta:non-whitespace-character-count="913"/>
    <meta:generator>LibreOffice/24.2.5.2$Windows_X86_64 LibreOffice_project/bffef4ea93e59bebbeaf7f431bb02b1a39ee8a59</meta:generator>
  </office:meta>
</office:document-meta>
</file>